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c3e6" officeooo:paragraph-rsid="0010c3e6"/>
    </style:style>
    <style:style style:name="P2" style:family="paragraph" style:parent-style-name="Standard">
      <style:text-properties officeooo:rsid="0010c3e6" officeooo:paragraph-rsid="0010c3e6"/>
    </style:style>
    <style:style style:name="P3" style:family="paragraph" style:parent-style-name="Standard">
      <style:paragraph-properties fo:text-align="justify" style:justify-single-word="false"/>
      <style:text-properties fo:font-size="13pt" officeooo:rsid="000baa63" officeooo:paragraph-rsid="000baa63" style:font-size-asian="13pt" style:font-size-complex="13pt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officeooo:rsid="000baa63" officeooo:paragraph-rsid="0012f186" style:font-size-asian="14pt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4pt" officeooo:rsid="000baa63" officeooo:paragraph-rsid="0014083d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6pt" officeooo:rsid="000baa63" officeooo:paragraph-rsid="000baa63" style:font-size-asian="16pt" style:font-size-complex="16pt"/>
    </style:style>
    <style:style style:name="T1" style:family="text">
      <style:text-properties officeooo:rsid="000eded4"/>
    </style:style>
    <style:style style:name="T2" style:family="text">
      <style:text-properties officeooo:rsid="0010c3e6"/>
    </style:style>
    <style:style style:name="T3" style:family="text">
      <style:text-properties officeooo:rsid="001216b5"/>
    </style:style>
    <style:style style:name="T4" style:family="text">
      <style:text-properties officeooo:rsid="0012f186"/>
    </style:style>
    <style:style style:name="T5" style:family="text">
      <style:text-properties officeooo:rsid="0014083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ject proposal submission</text:p>
      <text:p text:style-name="P6"/>
      <text:p text:style-name="P3"/>
      <text:list xml:id="list2740053391" text:style-name="L1">
        <text:list-item>
          <text:p text:style-name="P5">The problem we will be investigating is the position estimation of cones inside of a map. The cones are used to layout the borders of a path that an autonomous car will have to navigate. </text:p>
        </text:list-item>
        <text:list-item>
          <text:p text:style-name="P5"><text:span text:style-name="T3">We will need a large dataset of labeled cones to train the detection network, we will partially collect it ourselves </text:span><text:span text:style-name="T4">and then exploit existing free datasets. </text:span></text:p>
        </text:list-item>
        <text:list-item>
          <text:p text:style-name="P5">The hardware we will use <text:span text:style-name="T5">will likely be</text:span> two <text:span text:style-name="T1">cameras in a stereo setup.</text:span></text:p>
        </text:list-item>
        <text:list-item>
          <text:p text:style-name="P5"><text:span text:style-name="T1">We will exploit an existing SLAM algorithm to get the pose </text:span><text:span text:style-name="T5">and orientation</text:span><text:span text:style-name="T1"> of the car and map of the surroundings of the car. </text:span><text:span text:style-name="T5">We</text:span><text:span text:style-name="T1"> will </text:span><text:span text:style-name="T5">then </text:span><text:span text:style-name="T1">use deep neural a network to detect cones inside of the images from the cameras and use either a geometric approach, </text:span><text:span text:style-name="T5">thanks to the fact that we know in advance the exact geometry of the cones, </text:span><text:span text:style-name="T1">or a depth-map, given by the stereo setup, to project the cone</text:span><text:span text:style-name="T2">s </text:span><text:span text:style-name="T3">o</text:span><text:span text:style-name="T2">nto the map.</text:span></text:p>
        </text:list-item>
        <text:list-item>
          <text:p text:style-name="P5"><text:span text:style-name="T5">What we want to achieve is not only a position estimation of the cones in the current frame, relative to the car. Our aim is a mapping of the cones positions in a global and persistent map that gets updated at each iteration.</text:span></text:p>
        </text:list-item>
        <text:list-item>
          <text:p text:style-name="P4"><text:span text:style-name="T2">The expected results is a precise, accurate </text:span><text:span text:style-name="T3">and complete</text:span><text:span text:style-name="T2"> mapping of the cones positions </text:span><text:span text:style-name="T5">in real time.</text:span></text:p>
        </text:list-item>
        <text:list-item>
          <text:p text:style-name="P4"><text:span text:style-name="T4">To asses the quality of the result we will also compare our solution to the one that is currently used in our car which uses cameras and lidar fusion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0:48:17.239196495</meta:creation-date>
    <dc:date>2025-04-18T10:53:23.192755220</dc:date>
    <meta:editing-duration>PT7M1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252" meta:character-count="1334" meta:non-whitespace-character-count="1095"/>
  </office:meta>
</office:document-meta>
</file>